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5" style:family="graphic" style:parent-style-name="standard">
      <style:graphic-properties svg:stroke-color="#ff3333" draw:textarea-vertical-align="middle"/>
    </style:style>
    <style:style style:name="gr6" style:family="graphic" style:parent-style-name="standard">
      <style:graphic-properties svg:stroke-color="#00ff66" draw:textarea-vertical-align="middle"/>
    </style:style>
    <style:style style:name="gr7" style:family="graphic" style:parent-style-name="standard">
      <style:graphic-properties svg:stroke-color="#66ff66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6666ff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xml:id="id3" draw:id="id3" draw:layer="layout" svg:width="8.636cm" svg:height="3.556cm" svg:x="15.494cm" svg:y="11.43cm">
          <text:p text:style-name="P1">Synapse</text:p>
          <text:p text:style-name="P1">Firewall</text:p>
        </draw:rect>
        <draw:rect draw:style-name="gr1" draw:text-style-name="P2" xml:id="id2" draw:id="id2" draw:layer="layout" svg:width="8.382cm" svg:height="4.064cm" svg:x="15.24cm" svg:y="2.286cm">
          <text:p text:style-name="P1">Storage</text:p>
          <text:p text:style-name="P1">Firewall</text:p>
        </draw:rect>
        <draw:rect draw:style-name="gr1" draw:text-style-name="P2" xml:id="id1" draw:id="id1" draw:layer="layout" svg:width="4.572cm" svg:height="2.54cm" svg:x="1.27cm" svg:y="7.874cm">
          <text:p text:style-name="P2">Personal</text:p>
          <text:p text:style-name="P2">Laptop</text:p>
        </draw:rect>
        <draw:rect draw:style-name="gr2" draw:text-style-name="P2" draw:layer="layout" svg:width="6.096cm" svg:height="12.7cm" svg:x="8.128cm" svg:y="2.286cm">
          <text:p/>
        </draw:rect>
        <draw:rect draw:style-name="gr1" draw:text-style-name="P2" xml:id="id5" draw:id="id5" draw:layer="layout" svg:width="4.572cm" svg:height="2.54cm" svg:x="18.288cm" svg:y="3.048cm">
          <text:p text:style-name="P2">Storage Acct</text:p>
          <text:p text:style-name="P2">ADLS</text:p>
        </draw:rect>
        <draw:rect draw:style-name="gr1" draw:text-style-name="P2" draw:layer="layout" svg:width="4.572cm" svg:height="2.54cm" svg:x="18.542cm" svg:y="11.938cm">
          <text:p text:style-name="P2">Synapse </text:p>
          <text:p text:style-name="P2">Server-less</text:p>
          <text:p text:style-name="P2">End-Point</text:p>
        </draw:rect>
        <draw:rect draw:style-name="gr1" draw:text-style-name="P2" xml:id="id4" draw:id="id4" draw:layer="layout" svg:width="4.572cm" svg:height="2.54cm" svg:x="8.89cm" svg:y="7.874cm">
          <text:p text:style-name="P2">Ubuntu</text:p>
          <text:p text:style-name="P2">Edge Node</text:p>
        </draw:rect>
        <draw:frame draw:style-name="gr3" draw:layer="layout" svg:width="2.2cm" svg:height="0.963cm" svg:x="9.992cm" svg:y="2.593cm">
          <draw:text-box>
            <text:p>VNET</text:p>
          </draw:text-box>
        </draw:frame>
        <draw:line draw:style-name="gr4" draw:text-style-name="P2" draw:layer="layout" svg:x1="5.842cm" svg:y1="9.144cm" svg:x2="8.89cm" svg:y2="9.144cm">
          <text:p text:style-name="P2">SSH</text:p>
        </draw:line>
        <draw:connector draw:style-name="gr5" draw:text-style-name="P2" draw:layer="layout" svg:x1="3.556cm" svg:y1="7.874cm" svg:x2="15.24cm" svg:y2="4.318cm" draw:start-shape="id1" draw:start-glue-point="0" draw:end-shape="id2" draw:end-glue-point="3" svg:d="M3556 7874v-3556h11684">
          <text:p/>
        </draw:connector>
        <draw:connector draw:style-name="gr6" draw:text-style-name="P2" draw:layer="layout" svg:x1="3.556cm" svg:y1="10.414cm" svg:x2="15.494cm" svg:y2="13.208cm" draw:start-shape="id1" draw:start-glue-point="2" draw:end-shape="id3" draw:end-glue-point="3" svg:d="M3556 10414v2794h11938">
          <text:p/>
        </draw:connector>
        <draw:connector draw:style-name="gr5" draw:text-style-name="P2" draw:layer="layout" svg:x1="13.462cm" svg:y1="9.144cm" svg:x2="19.431cm" svg:y2="6.35cm" draw:start-shape="id4" draw:start-glue-point="1" draw:end-shape="id2" draw:end-glue-point="2" svg:d="M13462 9144h5969v-2794">
          <text:p/>
        </draw:connector>
        <draw:connector draw:style-name="gr7" draw:text-style-name="P2" draw:layer="layout" svg:x1="11.176cm" svg:y1="10.414cm" svg:x2="15.494cm" svg:y2="13.208cm" draw:start-shape="id4" draw:start-glue-point="2" draw:end-shape="id3" draw:end-glue-point="3" svg:d="M11176 10414v2794h4318">
          <text:p/>
        </draw:connector>
        <draw:connector draw:style-name="gr7" draw:text-style-name="P2" draw:layer="layout" svg:x1="20.574cm" svg:y1="5.588cm" svg:x2="19.812cm" svg:y2="11.43cm" draw:start-shape="id5" draw:start-glue-point="2" draw:end-shape="id3" draw:end-glue-point="0" svg:d="M20574 5588v2921h-762v2921">
          <text:p/>
        </draw:connector>
        <draw:frame draw:style-name="gr8" draw:layer="layout" svg:width="6.35cm" svg:height="2.387cm" svg:x="21.082cm" svg:y="6.757cm">
          <draw:text-box>
            <text:list text:style-name="L1">
              <text:list-item>
                <text:p>VNET Integration Enabled</text:p>
              </text:list-item>
              <text:list-item>
                <text:p>Private Endpoint</text:p>
              </text:list-item>
            </text:list>
          </draw:text-box>
        </draw:frame>
        <draw:frame draw:style-name="gr9" draw:text-style-name="P3" draw:layer="layout" svg:width="25.908cm" svg:height="4.136cm" svg:x="1.016cm" svg:y="15.748cm">
          <draw:text-box>
            <text:list text:style-name="L1">
              <text:list-item>
                <text:p><text:span text:style-name="T1">The storage firewall is configured to allow connections to ADLS only from Synapse. All public access is disabled.</text:span></text:p>
              </text:list-item>
              <text:list-item>
                <text:p><text:span text:style-name="T1">Synapse is setup to work with VNET integration and is explicitly allowed to connect to the ADLS storage.</text:span></text:p>
              </text:list-item>
              <text:list-item>
                <text:p><text:span text:style-name="T1">AD groups are created ALL_ACCESS, PII_ACCESS, PCI_ACCESS (if we need to hide PII data).</text:span></text:p>
              </text:list-item>
              <text:list-item>
                <text:p><text:span text:style-name="T1">Data is landed in ADLS and is processed to generate hashed columns of PII/PCI data. </text:span></text:p>
              </text:list-item>
              <text:list-item>
                <text:p><text:span text:style-name="T1">ADHOC entitlements are removed to prevent users from using OPENROWSET functionality and go to ADLS.</text:span></text:p>
              </text:list-item>
              <text:list-item>
                <text:p><text:span text:style-name="T1">External tables are created with just the required columns and entitlements given to the roles as per access needs.</text:span></text:p>
              </text:list-item>
            </text:list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2" draw:text-style-name="P2" draw:layer="layout" svg:width="23.876cm" svg:height="14.224cm" svg:x="1.524cm" svg:y="1.778cm">
          <text:p/>
        </draw:rect>
        <draw:custom-shape draw:style-name="gr11" draw:text-style-name="P2" xml:id="id7" draw:id="id7" draw:layer="layout" svg:width="6.35cm" svg:height="8.636cm" svg:x="11.684cm" svg:y="6.09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3.376cm" svg:height="0.963cm" svg:x="2.626cm" svg:y="2.794cm">
          <draw:text-box>
            <text:p>Personal Laptop</text:p>
          </draw:text-box>
        </draw:frame>
        <draw:rect draw:style-name="gr1" draw:text-style-name="P2" draw:layer="layout" svg:width="4.572cm" svg:height="2.54cm" svg:x="12.446cm" svg:y="7.62cm">
          <text:p text:style-name="P2">Docker</text:p>
          <text:p text:style-name="P2">(Zookeeper)</text:p>
          <text:p text:style-name="P2">Port 22181</text:p>
        </draw:rect>
        <draw:rect draw:style-name="gr1" draw:text-style-name="P2" draw:layer="layout" svg:width="4.572cm" svg:height="2.54cm" svg:x="12.446cm" svg:y="11.176cm">
          <text:p text:style-name="P2">Docker</text:p>
          <text:p text:style-name="P2">(Bootstrap)</text:p>
          <text:p text:style-name="P2">Port 22092</text:p>
        </draw:rect>
        <draw:rect draw:style-name="gr1" draw:text-style-name="P2" draw:layer="layout" svg:width="4.572cm" svg:height="2.54cm" svg:x="3.556cm" svg:y="5.08cm">
          <text:p text:style-name="P2">Temperature </text:p>
          <text:p text:style-name="P2">Downloader</text:p>
        </draw:rect>
        <draw:rect draw:style-name="gr1" draw:text-style-name="P2" draw:layer="layout" svg:width="4.572cm" svg:height="2.54cm" svg:x="3.556cm" svg:y="8.89cm">
          <text:p text:style-name="P2">Temperature </text:p>
          <text:p text:style-name="P2">Reformatter</text:p>
        </draw:rect>
        <draw:rect draw:style-name="gr1" draw:text-style-name="P2" xml:id="id6" draw:id="id6" draw:layer="layout" svg:width="4.572cm" svg:height="2.54cm" svg:x="3.556cm" svg:y="12.7cm">
          <text:p text:style-name="P2">Temperature </text:p>
          <text:p text:style-name="P2">Streamer</text:p>
        </draw:rect>
        <draw:line draw:style-name="gr12" draw:text-style-name="P2" draw:layer="layout" svg:x1="5.842cm" svg:y1="7.62cm" svg:x2="5.842cm" svg:y2="8.89cm">
          <text:p/>
        </draw:line>
        <draw:line draw:style-name="gr12" draw:text-style-name="P2" draw:layer="layout" svg:x1="5.842cm" svg:y1="11.43cm" svg:x2="5.842cm" svg:y2="12.7cm">
          <text:p/>
        </draw:line>
        <draw:connector draw:style-name="gr13" draw:text-style-name="P2" draw:layer="layout" svg:x1="8.128cm" svg:y1="13.97cm" svg:x2="11.684cm" svg:y2="10.414cm" draw:start-shape="id6" draw:start-glue-point="1" draw:end-shape="id7" draw:end-glue-point="3" svg:d="M8128 13970h1778v-3556h1778">
          <text:p/>
        </draw:connector>
        <draw:rect draw:style-name="gr1" draw:text-style-name="P2" xml:id="id8" draw:id="id8" draw:layer="layout" svg:width="4.572cm" svg:height="2.54cm" svg:x="18.962cm" svg:y="6.906cm">
          <text:p text:style-name="P2">Spark Stream </text:p>
          <text:p text:style-name="P2">Analytics</text:p>
        </draw:rect>
        <draw:connector draw:style-name="gr13" draw:text-style-name="P2" draw:layer="layout" svg:x1="18.034cm" svg:y1="10.414cm" svg:x2="21.248cm" svg:y2="9.446cm" draw:start-shape="id7" draw:start-glue-point="1" draw:end-shape="id8" draw:end-glue-point="2" svg:d="M18034 10414h3214v-968">
          <text:p/>
        </draw:connector>
        <draw:ellipse draw:style-name="gr1" draw:text-style-name="P2" draw:layer="layout" svg:width="4.318cm" svg:height="2.032cm" svg:x="19.558cm" svg:y="3.048cm">
          <text:p text:style-name="P2">Aggregates</text:p>
        </draw:ellipse>
        <draw:line draw:style-name="gr12" draw:text-style-name="P2" draw:layer="layout" svg:x1="21.59cm" svg:y1="6.906cm" svg:x2="21.59cm" svg:y2="5.08cm">
          <text:p/>
        </draw:lin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ff6666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nky J</meta:initial-creator>
    <meta:creation-date>2023-09-08T07:27:10.65</meta:creation-date>
    <meta:editing-duration>PT1H8M3S</meta:editing-duration>
    <meta:editing-cycles>10</meta:editing-cycles>
    <dc:date>2023-09-16T08:50:28.99</dc:date>
    <dc:creator>Venky J</dc:creator>
    <meta:generator>OpenOffice/4.1.12$Win32 OpenOffice.org_project/4112m1$Build-9809</meta:generator>
    <meta:document-statistic meta:object-count="56"/>
  </office:meta>
</office:document-meta>
</file>